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120.81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70.19pt"/>
    </style:style>
    <style:style style:name="co6" style:family="table-column">
      <style:table-column-properties fo:break-before="auto" style:column-width="167.84pt"/>
    </style:style>
    <style:style style:name="co7" style:family="table-column">
      <style:table-column-properties fo:break-before="auto" style:column-width="177.25pt"/>
    </style:style>
    <style:style style:name="co8" style:family="table-column">
      <style:table-column-properties fo:break-before="auto" style:column-width="158.46pt"/>
    </style:style>
    <style:style style:name="co9" style:family="table-column">
      <style:table-column-properties fo:break-before="auto" style:column-width="153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ce2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Convex</text:p>
          </table:table-cell>
          <table:table-cell office:value-type="string" calcext:value-type="string">
            <text:p>Number of quadratics</text:p>
          </table:table-cell>
          <table:table-cell office:value-type="string" calcext:value-type="string">
            <text:p>Total time in finding subgraphs</text:p>
          </table:table-cell>
          <table:table-cell office:value-type="string" calcext:value-type="string">
            <text:p>Total number of subgraphs found</text:p>
          </table:table-cell>
          <table:table-cell office:value-type="string" calcext:value-type="string">
            <text:p>Total time in checking convexity</text:p>
          </table:table-cell>
          <table:table-cell office:value-type="string" calcext:value-type="string">
            <text:p>Total number of convex subgraphs</text:p>
          </table:table-cell>
          <table:table-cell office:value-type="string" calcext:value-type="string">
            <text:p>Number of convex constraints</text:p>
          </table:table-cell>
          <table:table-cell table:style-name="Default" office:value-type="string" calcext:value-type="string">
            <text:p>Problem identified as convex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 table:visibility="filter">
          <table:table-cell office:value-type="string" calcext:value-type="string">
            <text:p>abe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]=[.I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la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]=[.I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rki000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]=[.I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utocorr_bern20-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]=[.I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autocorr_bern25-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]=[.I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2_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7]=[.I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2_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8]=[.I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3_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9]=[.I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3_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0]=[.I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3_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1]=[.I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4_0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2]=[.I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4_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3]=[.I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ll_mk4_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4]=[.I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yes2_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]=[.I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yes2_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]=[.I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ayes2_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]=[.I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02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]=[.I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1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]=[.I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4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]=[.I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53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]=[.I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7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]=[.I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7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]=[.I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blend8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]=[.I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mshape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25]=[.I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mshape2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26]=[.I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mshape4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27]=[.I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mshape8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28]=[.I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rdqp_iq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]=[.I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tmix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]=[.I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tmix2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]=[.I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tmix4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]=[.I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atmix8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3198" calcext:value-type="float">
            <text:p>3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3]=[.I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ircl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4]=[.I3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203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table:formula="of:=IF([.B35]=[.I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204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boolean" office:boolean-value="true" calcext:value-type="boolean">
            <text:p>TRUE</text:p>
          </table:table-cell>
          <table:table-cell table:formula="of:=IF([.B36]=[.I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205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table:formula="of:=IF([.B37]=[.I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303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boolean" office:boolean-value="true" calcext:value-type="boolean">
            <text:p>TRUE</text:p>
          </table:table-cell>
          <table:table-cell table:formula="of:=IF([.B38]=[.I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304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  <table:table-cell table:formula="of:=IF([.B39]=[.I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lay0305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boolean" office:boolean-value="true" calcext:value-type="boolean">
            <text:p>TRUE</text:p>
          </table:table-cell>
          <table:table-cell table:formula="of:=IF([.B40]=[.I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ossdock_15x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]=[.I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ossdock_15x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]=[.I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]=[.I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]=[.I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]=[.I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]=[.I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]=[.I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rudeoil_li2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]=[.I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vxnonsep_normcon20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table:formula="of:=IF([.B49]=[.I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vxnonsep_normcon30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table:formula="of:=IF([.B50]=[.I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cvxnonsep_normcon40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boolean" office:boolean-value="true" calcext:value-type="boolean">
            <text:p>TRUE</text:p>
          </table:table-cell>
          <table:table-cell table:formula="of:=IF([.B51]=[.I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emo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]=[.I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ispatch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]=[.I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u-op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4]=[.I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du-opt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5]=[.I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]=[.I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]=[.I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]=[.I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9]=[.I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0]=[.I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1]=[.I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2]=[.I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3]=[.I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0-09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4]=[.I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03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5]=[.I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05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6]=[.I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07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7]=[.I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09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8]=[.I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1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69]=[.I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13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0]=[.I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15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1]=[.I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14-17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2]=[.I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20-0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3]=[.I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dgecross24-1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4]=[.I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lf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boolean" office:boolean-value="false" calcext:value-type="boolean">
            <text:p>FALSE</text:p>
          </table:table-cell>
          <table:table-cell table:formula="of:=IF([.B75]=[.I7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23a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table:formula="of:=IF([.B76]=[.I7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7]=[.I7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3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8]=[.I7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79]=[.I7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4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0]=[.I8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1]=[.I8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5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2]=[.I8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3]=[.I8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266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4]=[.I8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14_1_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85]=[.I8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6]=[.I8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7]=[.I8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8]=[.I8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89]=[.I8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0]=[.I9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1]=[.I9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2]=[.I9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3]=[.I9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4]=[.I9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2_1_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5]=[.I9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3_1_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6]=[.I9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3_1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7]=[.I9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3_1_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8]=[.I9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3_1_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99]=[.I9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table:formula="of:=IF([.B100]=[.I10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2_2_case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1]=[.I10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2_2_case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2]=[.I10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2_2_case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3]=[.I10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2_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4]=[.I10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2_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5]=[.I10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3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6]=[.I10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3_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7]=[.I10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5_4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8]=[.I10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7_3_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09]=[.I10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8_4_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0]=[.I1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1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1]=[.I1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1_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2]=[.I1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1_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3]=[.I1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1_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4]=[.I1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5]=[.I1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6]=[.I1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7]=[.I1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8]=[.I1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19]=[.I1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ex9_2_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0]=[.I1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21]=[.I1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20h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2]=[.I1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3]=[.I1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4]=[.I1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30h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5]=[.I1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6]=[.I1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7]=[.I1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8]=[.I1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aclay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29]=[.I1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lowchan100fix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0]=[.I1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lowchan50fix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1]=[.I1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fue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2]=[.I1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ams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04" calcext:value-type="float">
            <text:p>20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3]=[.I1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asprod_sarawak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4]=[.I13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asprod_sarawak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5]=[.I1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asprod_sarawak8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6]=[.I1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b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137]=[.I1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pooling_lee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8]=[.I1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pooling_lee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39]=[.I1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pooling_meyer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0]=[.I1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pooling_meyer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1]=[.I1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enpooling_meyer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2]=[.I1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44-16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3]=[.I1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55-00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4]=[.I1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66-00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5]=[.I1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77-00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6]=[.I1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88-00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7]=[.I1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0099-92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8]=[.I1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g-1010-08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49]=[.I1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44-00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0]=[.I1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55-0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1]=[.I1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66-006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2]=[.I1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77-077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3]=[.I1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88-088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4]=[.I1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2pm-0099-099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5]=[.I1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234-02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6]=[.I1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244-02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7]=[.I1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333-03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8]=[.I1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334-03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59]=[.I1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344-03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0]=[.I1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g-0444-04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1]=[.I1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234-02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2]=[.I1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244-02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3]=[.I1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333-03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4]=[.I1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334-03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5]=[.I1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344-03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6]=[.I1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3pm-0444-04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7]=[.I1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8]=[.I1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3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69]=[.I1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0]=[.I1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1]=[.I1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2]=[.I1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hpart_clique-7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3]=[.I1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averl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4]=[.I1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immel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5]=[.I17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ous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6]=[.I17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briddynamic_fix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77]=[.I17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briddynamic_fixedcc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8]=[.I17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d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79]=[.I17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droenergy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0]=[.I18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droenergy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1]=[.I18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hydroenergy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2]=[.I18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immu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83]=[.I18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ising2_5-300_55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4]=[.I18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jbearing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58.19" calcext:value-type="float">
            <text:p>58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85]=[.I18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jbearing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86]=[.I18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jbearing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87]=[.I18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jbearing7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5.28" calcext:value-type="float">
            <text:p>25.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188]=[.I18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ircles_c6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89]=[.I18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ircles_c6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0]=[.I19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ircles_c6c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1]=[.I19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ircles_c7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2]=[.I19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ircles_c8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3]=[.I19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3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4]=[.I19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5]=[.I19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6]=[.I19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5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7]=[.I19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5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8]=[.I19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6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199]=[.I19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6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0]=[.I20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6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1]=[.I20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7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2]=[.I20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congruentcircles_c7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3]=[.I20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4]=[.I20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5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5]=[.I20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5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6]=[.I20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7]=[.I20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8]=[.I20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09]=[.I20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all_diffcircles_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0]=[.I2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3-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1]=[.I2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4-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2]=[.I2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5-4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3]=[.I2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5-4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4]=[.I2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5-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5]=[.I2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5-4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6]=[.I2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knp5-4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7]=[.I2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lop97icx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8]=[.I2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axmineig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19]=[.I2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eanva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20]=[.I2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eanvarx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221]=[.I2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meanvarxsc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222]=[.I2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3]=[.I2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2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4]=[.I2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5]=[.I2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3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6]=[.I2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7]=[.I2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4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8]=[.I2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29]=[.I2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5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0]=[.I2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1]=[.I2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dcc16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2]=[.I2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emhau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3]=[.I2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etmod_dol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34]=[.I234];&quot;CORRECT&quot;;&quot;INCORRECT&quot;)" office:value-type="string" office:string-value="CORRECT" calcext:value-type="string">
            <text:p>CORRECT</text:p>
          </table:table-cell>
          <table:table-cell table:style-name="ce2"/>
        </table:table-row>
        <table:table-row table:style-name="ro1" table:visibility="filter">
          <table:table-cell office:value-type="string" calcext:value-type="string">
            <text:p>netmod_dol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35]=[.I2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etmod_kar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36]=[.I2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etmod_kar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237]=[.I2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ous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8]=[.I2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ous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39]=[.I2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float" office:value="30034" calcext:value-type="float">
            <text:p>3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0]=[.I2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office:value-type="float" office:value="21922" calcext:value-type="float">
            <text:p>21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1]=[.I2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0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  <table:table-cell office:value-type="float" office:value="11106" calcext:value-type="float">
            <text:p>1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2]=[.I2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3]=[.I2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4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4]=[.I2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14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5]=[.I2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6]=[.I2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25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7]=[.I2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25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8]=[.I2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4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8549" calcext:value-type="float">
            <text:p>8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49]=[.I2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49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6834" calcext:value-type="float">
            <text:p>6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0]=[.I2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49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4433" calcext:value-type="float">
            <text:p>4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1]=[.I2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2]=[.I2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3]=[.I2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c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4]=[.I2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5]=[.I2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6]=[.I2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uclearvf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7]=[.I2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58]=[.I2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table:formula="of:=IF([.B259]=[.I2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table:formula="of:=IF([.B260]=[.I2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table:formula="of:=IF([.B261]=[.I2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table:formula="of:=IF([.B262]=[.I2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formula="of:=IF([.B263]=[.I2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64]=[.I2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265]=[.I2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formula="of:=IF([.B266]=[.I2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formula="of:=IF([.B267]=[.I2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formula="of:=IF([.B268]=[.I2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formula="of:=IF([.B269]=[.I2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nvs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formula="of:=IF([.B270]=[.I2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b3020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1]=[.I2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b35153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2]=[.I2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b3515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3]=[.I2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b3515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4]=[.I2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inene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5]=[.I27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inene2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6]=[.I27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inene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7]=[.I27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8]=[.I27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79]=[.I27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0]=[.I28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1]=[.I28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2]=[.I28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3]=[.I28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intpack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4]=[.I28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4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5]=[.I28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4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6]=[.I28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4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7]=[.I28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5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8]=[.I28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5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89]=[.I28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bental5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0]=[.I29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digabel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1]=[.I29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digabel1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2]=[.I29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foulds2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3]=[.I29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foulds2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4]=[.I29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foulds2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5]=[.I29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1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6]=[.I29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1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7]=[.I29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1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8]=[.I29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2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299]=[.I29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2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0]=[.I30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2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1]=[.I30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3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2]=[.I30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3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3]=[.I30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haverly3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4]=[.I30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rt2pq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5]=[.I30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rt2s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6]=[.I30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oling_rt2t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7]=[.I30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pdynm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8]=[.I30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pdynm2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6168" calcext:value-type="float">
            <text:p>61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09]=[.I30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pdynm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0]=[.I3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pdynm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1]=[.I3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classical050_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12]=[.I3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classical200_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13]=[.I3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robust050_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314]=[.I3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robust100_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315]=[.I3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robust200_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formula="of:=IF([.B316]=[.I3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shortfall050_6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7]=[.I3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shortfall100_0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8]=[.I3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ortfol_shortfall200_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19]=[.I3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b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0]=[.I3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b0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1]=[.I3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b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2]=[.I3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3]=[.I3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a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4]=[.I3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apw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5]=[.I3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p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26]=[.I3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p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27]=[.I3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qp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28]=[.I3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amb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29]=[.I3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ep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330]=[.I3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4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1]=[.I3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4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2]=[.I3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5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3]=[.I3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5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4]=[.I33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6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5]=[.I3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6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6]=[.I3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7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7]=[.I3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7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8]=[.I3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8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39]=[.I3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8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40]=[.I3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9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41]=[.I3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09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42]=[.I3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10h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43]=[.I3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lay10m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344]=[.I3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010-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45]=[.I3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020-0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46]=[.I3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050-0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47]=[.I3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100-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48]=[.I3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150-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49]=[.I3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1b200-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0]=[.I3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010-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1]=[.I3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020-0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2]=[.I3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050-0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3]=[.I3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100-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4]=[.I3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150-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5]=[.I3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2b200-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6]=[.I3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010-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7]=[.I3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020-0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8]=[.I3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050-0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59]=[.I3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100-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0]=[.I3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150-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1]=[.I3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3b200-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2]=[.I3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010-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3]=[.I3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020-0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4]=[.I3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050-0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5]=[.I3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100-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6]=[.I3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150-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7]=[.I3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4b200-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8]=[.I3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010-0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69]=[.I3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020-0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0]=[.I3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050-05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1]=[.I3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100-1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2]=[.I3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150-16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3]=[.I3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mallinvDAXr5b200-2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4]=[.I3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>
          <table:table-cell table:style-name="ce1" office:value-type="string" calcext:value-type="string">
            <text:p>smallinvSNPr1b010-01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1" table:formula="of:=IF([.B375]=[.I375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1b020-0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6]=[.I376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1b050-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7]=[.I377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1b100-1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8]=[.I378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1b150-1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79]=[.I379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1b200-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0]=[.I380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010-0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1]=[.I381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020-0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2]=[.I382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050-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3]=[.I383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100-1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4]=[.I384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150-1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5]=[.I385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2b200-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6]=[.I386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010-0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7]=[.I387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020-0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8]=[.I388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050-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89]=[.I389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100-1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0]=[.I390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150-1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1]=[.I391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3b200-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2]=[.I392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010-0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3]=[.I393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020-0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4]=[.I394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050-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5]=[.I395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100-1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6]=[.I396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150-1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7]=[.I397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4b200-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8]=[.I398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010-0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399]=[.I399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020-0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00]=[.I400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050-05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01]=[.I401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100-1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02]=[.I402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150-16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03]=[.I403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>
          <table:table-cell office:value-type="string" calcext:value-type="string">
            <text:p>smallinvSNPr5b200-2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04]=[.I404];&quot;CORRECT&quot;;&quot;INCORRECT&quot;)" office:value-type="string" office:string-value="INCORRECT" calcext:value-type="string">
            <text:p>IN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onet22v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05]=[.I40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onet23v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06]=[.I40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onet24v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07]=[.I40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onetgr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08]=[.I40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ace9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09]=[.I40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ectra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0]=[.I4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orttournament0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1]=[.I4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orttournament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2]=[.I4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porttournament1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3]=[.I4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14]=[.I4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25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5]=[.I4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16]=[.I4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4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7]=[.I4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18]=[.I4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0-08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19]=[.I4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5-06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20]=[.I4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5-06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1]=[.I4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5-0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22]=[.I4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15-08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3]=[.I4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0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24]=[.I4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04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5]=[.I4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0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26]=[.I4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05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7]=[.I4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1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28]=[.I4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0-15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29]=[.I4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30]=[.I4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25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1]=[.I4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32]=[.I4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3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3]=[.I4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4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34]=[.I43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25-04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5]=[.I4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30-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36]=[.I4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30-10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7]=[.I4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30-15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.02" calcext:value-type="float">
            <text:p>0.0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38]=[.I4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30-15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39]=[.I4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40-08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.01" calcext:value-type="float">
            <text:p>0.0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40]=[.I4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qufl040-080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1]=[.I4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08-04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2]=[.I4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2-05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3]=[.I4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5-04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4]=[.I4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5-06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5]=[.I4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5-08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6]=[.I4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6-07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7]=[.I4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8-06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8]=[.I4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18-08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49]=[.I4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20-04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0]=[.I4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20-08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1]=[.I4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22-08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2]=[.I4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25-04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3]=[.I4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ssd25-08pers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4]=[.I4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paf1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5]=[.I4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paf1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6]=[.I4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pk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7]=[.I4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pv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8]=[.I4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pv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59]=[.I4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sj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0]=[.I4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sj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1]=[.I4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bsj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2]=[.I4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cqpf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463]=[.I4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cqpjk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64]=[.I4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cqpjk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465]=[.I4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6]=[.I4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7]=[.I4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8]=[.I4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69]=[.I4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0]=[.I4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0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1]=[.I4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2]=[.I4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3]=[.I4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4]=[.I4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5]=[.I47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6]=[.I47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7]=[.I47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8]=[.I47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79]=[.I47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0]=[.I48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3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1]=[.I48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3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2]=[.I48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e4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3]=[.I48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7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4]=[.I48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7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5]=[.I48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7c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6]=[.I48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7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7]=[.I48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7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8]=[.I48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fp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89]=[.I48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fp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0]=[.I49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fp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1]=[.I49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fp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2]=[.I49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kk9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3]=[.I49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kk9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4]=[.I49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kk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5]=[.I49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ss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6]=[.I49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glmp_ss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7]=[.I49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h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8]=[.I49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iqpbk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499]=[.I49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iqpbk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0]=[.I50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jcbpaf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1]=[.I50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2]=[.I50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3]=[.I50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iqp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04]=[.I50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iqp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05]=[.I50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iqp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06]=[.I50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miqp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07]=[.I50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an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8]=[.I50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09]=[.I50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0]=[.I51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1]=[.I51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2]=[.I51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3]=[.I51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4]=[.I51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1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5]=[.I51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6]=[.I51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7]=[.I51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8]=[.I51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phex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19]=[.I51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0]=[.I52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1]=[.I52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3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2]=[.I52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3b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3]=[.I52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3c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4]=[.I52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c-m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5]=[.I52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k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6]=[.I52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k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7]=[.I52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qpk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8]=[.I52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obo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29]=[.I52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0]=[.I53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1]=[.I53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2]=[.I53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3]=[.I53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4]=[.I53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rv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35]=[.I53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36]=[.I53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37]=[.I53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38]=[.I53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gr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39]=[.I53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gr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40]=[.I54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testph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41]=[.I54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t_z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2]=[.I54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supplychai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3]=[.I54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comsp_metr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office:value-type="float" office:value="88200" calcext:value-type="float">
            <text:p>88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4]=[.I54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comsp_njlat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59248" calcext:value-type="float">
            <text:p>59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5]=[.I54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comsp_nor_sun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office:value-type="float" office:value="811512" calcext:value-type="float">
            <text:p>811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6]=[.I54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elecomsp_pacbel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7044" calcext:value-type="float">
            <text:p>37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7]=[.I54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1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8]=[.I54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49]=[.I54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0]=[.I55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1]=[.I55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2]=[.I55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n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3]=[.I55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os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4]=[.I55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ltr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5]=[.I55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orsion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6]=[.I55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orsion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4.09" calcext:value-type="float">
            <text:p>14.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7]=[.I55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orsion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46.97" calcext:value-type="float">
            <text:p>46.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8]=[.I55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ric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59]=[.I55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turkey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60]=[.I56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unitcommit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IF([.B561]=[.I56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2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2]=[.I56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2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3]=[.I56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4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4]=[.I56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4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5]=[.I56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5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6]=[.I56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05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7]=[.I56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1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8]=[.I56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1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69]=[.I56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2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0]=[.I57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2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1]=[.I57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3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2]=[.I57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3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3]=[.I57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4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4]=[.I57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4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5]=[.I57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5m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6]=[.I57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stewater15m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77]=[.I57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contamination020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78]=[.I57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contamination0202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79]=[.I57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contamination030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80]=[.I58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contamination0303r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B581]=[.I58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0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2]=[.I582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1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3]=[.I583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1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4]=[.I584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1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5]=[.I585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1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6]=[.I586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2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7]=[.I587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8]=[.I588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2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89]=[.I589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2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90]=[.I590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91]=[.I591];&quot;CORRECT&quot;;&quot;INCORRECT&quot;)" office:value-type="string" office:string-value="CORRECT" calcext:value-type="string">
            <text:p>CORRECT</text:p>
          </table:table-cell>
          <table:table-cell/>
        </table:table-row>
        <table:table-row table:style-name="ro1" table:visibility="filter">
          <table:table-cell office:value-type="string" calcext:value-type="string">
            <text:p>waterund3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B592]=[.I592];&quot;CORRECT&quot;;&quot;INCORRECT&quot;)" office:value-type="string" office:string-value="CORRECT" calcext:value-type="string">
            <text:p>CORRECT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s.A1:results.J592" table:display-filter-buttons="true">
          <table:filter>
            <table:filter-and>
              <table:filter-condition table:field-number="9" table:value="INCORRECT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1:53:30.584224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12:47:18.956880272</dc:date>
    <meta:editing-duration>PT9M8S</meta:editing-duration>
    <meta:editing-cycles>3</meta:editing-cycles>
    <meta:generator>LibreOffice/5.2.7.2$Linux_X86_64 LibreOffice_project/20m0$Build-2</meta:generator>
    <meta:document-statistic meta:table-count="1" meta:cell-count="5920" meta:object-count="0"/>
  </office:meta>
</office:document-meta>
</file>